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80159"/>
    </style:style>
    <style:style style:name="P6" style:family="paragraph" style:parent-style-name="Standard" style:list-style-name="L1">
      <style:text-properties style:font-name="DejaVu Sans Condensed" fo:font-size="12pt" officeooo:rsid="002cd1f7" officeooo:paragraph-rsid="002cd1f7" style:font-size-asian="12pt" style:font-size-complex="12pt"/>
    </style:style>
    <style:style style:name="P7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48c7a" officeooo:paragraph-rsid="002cd1f7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148c7a" officeooo:paragraph-rsid="002cd1f7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148c7a" officeooo:paragraph-rsid="002cd1f7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paragraph-rsid="002cd1f7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paragraph-rsid="002cd1f7" style:font-size-asian="12pt" style:font-size-complex="12pt"/>
    </style:style>
    <style:style style:name="P22" style:family="paragraph" style:parent-style-name="Standard">
      <style:text-properties style:font-name="DejaVu Sans Condensed" fo:font-size="12pt" officeooo:rsid="00280f14" officeooo:paragraph-rsid="002e9513" style:font-size-asian="12pt" style:font-size-complex="12pt"/>
    </style:style>
    <style:style style:name="P23" style:family="paragraph" style:parent-style-name="Standard">
      <style:text-properties style:font-name="DejaVu Sans Condensed" fo:font-size="12pt" fo:font-weight="bold" officeooo:rsid="002e9513" officeooo:paragraph-rsid="002e9513" style:font-size-asian="12pt" style:font-weight-asian="bold" style:font-size-complex="12pt" style:font-weight-complex="bold"/>
    </style:style>
    <style:style style:name="P24" style:family="paragraph" style:parent-style-name="Standard" style:list-style-name="L15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25" style:family="paragraph" style:parent-style-name="Standard" style:list-style-name="L16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26" style:family="paragraph" style:parent-style-name="Standard" style:list-style-name="L17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27" style:family="paragraph" style:parent-style-name="Standard" style:list-style-name="L18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28" style:family="paragraph" style:parent-style-name="Standard" style:list-style-name="L19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29" style:family="paragraph" style:parent-style-name="Standard" style:list-style-name="L20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30" style:family="paragraph" style:parent-style-name="Standard" style:list-style-name="L21">
      <style:text-properties style:font-name="DejaVu Sans Condensed" fo:font-size="12pt" fo:font-weight="normal" officeooo:rsid="002e9513" officeooo:paragraph-rsid="002e9513" style:font-size-asian="12pt" style:font-weight-asian="normal" style:font-size-complex="12pt" style:font-weight-complex="normal"/>
    </style:style>
    <style:style style:name="P31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3" style:family="text">
      <style:text-properties officeooo:rsid="00216278"/>
    </style:style>
    <style:style style:name="T14" style:family="text">
      <style:text-properties officeooo:rsid="0035db3e"/>
    </style:style>
    <style:style style:name="T15" style:family="text">
      <style:text-properties officeooo:rsid="002cd1f7"/>
    </style:style>
    <style:style style:name="T16" style:family="text">
      <style:text-properties officeooo:rsid="002e951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4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B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7">1</text:span><text:span text:style-name="T12">0</text:span><text:span text:style-name="T7">3</text:span><text:span text:style-name="T8"> - </text:span><text:span text:style-name="T9">Controls - </text:span><text:span text:style-name="T10">Throttle </text:span><text:span text:style-name="T11">Base</text:span></text:p>
      <text:p text:style-name="P2">U=Up, D=Down, F=Forward, B=Backward, L=Left, R=Right, P=Press, <text:span text:style-name="T16">C=Center, </text:span>S-*=Shift-<text:span text:style-name="T3">*</text:span>, L-*=Long-<text:span text:style-name="T3">*</text:span></text:p>
      <text:p text:style-name="P1"/>
      <text:p text:style-name="P23">LAUNCH BAR switch (on-off toggle)</text:p>
      <text:list xml:id="list3651880542" text:style-name="L21">
        <text:list-item>
          <text:p text:style-name="P30">F: --</text:p>
        </text:list-item>
        <text:list-item>
          <text:p text:style-name="P30">B: --</text:p>
        </text:list-item>
      </text:list>
      <text:p text:style-name="P23">HOOK switch (on-off toggle)</text:p>
      <text:list xml:id="list221011084503554" text:continue-numbering="true" text:style-name="L21">
        <text:list-item>
          <text:p text:style-name="P30">F: --</text:p>
        </text:list-item>
        <text:list-item>
          <text:p text:style-name="P30">B: --</text:p>
        </text:list-item>
      </text:list>
      <text:p text:style-name="P23">WING FOLD knob</text:p>
      <text:list xml:id="list3153064905" text:style-name="L20">
        <text:list-item>
          <text:p text:style-name="P29">1: --</text:p>
        </text:list-item>
        <text:list-item>
          <text:p text:style-name="P29">2: --</text:p>
        </text:list-item>
        <text:list-item>
          <text:p text:style-name="P29">3: --</text:p>
        </text:list-item>
        <text:list-item>
          <text:p text:style-name="P29">P: --</text:p>
        </text:list-item>
      </text:list>
      <text:p text:style-name="P23">LDG GEAR switch (on-off toggle)</text:p>
      <text:list xml:id="list221010166359411" text:continue-list="list221011084503554" text:style-name="L21">
        <text:list-item>
          <text:p text:style-name="P30">F: --</text:p>
        </text:list-item>
        <text:list-item>
          <text:p text:style-name="P30">B: --</text:p>
        </text:list-item>
      </text:list>
      <text:p text:style-name="P23">PARK BRK switch (on-off toggle)</text:p>
      <text:list xml:id="list221010533327521" text:continue-numbering="true" text:style-name="L21">
        <text:list-item>
          <text:p text:style-name="P30">F: --</text:p>
        </text:list-item>
        <text:list-item>
          <text:p text:style-name="P30">B: --</text:p>
        </text:list-item>
      </text:list>
      <text:p text:style-name="P23">FLAP switch (on-off-on toggle)</text:p>
      <text:list xml:id="list2269566698" text:style-name="L15">
        <text:list-item>
          <text:p text:style-name="P24">F: --</text:p>
        </text:list-item>
        <text:list-item>
          <text:p text:style-name="P24">C: --</text:p>
        </text:list-item>
        <text:list-item>
          <text:p text:style-name="P24">B: --</text:p>
        </text:list-item>
      </text:list>
      <text:p text:style-name="P23">Slider lever</text:p>
      <text:list xml:id="list1355467105" text:style-name="L17">
        <text:list-item>
          <text:p text:style-name="P26">Axis: --</text:p>
        </text:list-item>
        <text:list-item>
          <text:p text:style-name="P26">Center detent: --</text:p>
        </text:list-item>
      </text:list>
      <text:p text:style-name="P23">Red Button forward</text:p>
      <text:list xml:id="list2014181033" text:style-name="L16">
        <text:list-item>
          <text:p text:style-name="P25">P: --</text:p>
        </text:list-item>
      </text:list>
      <text:p text:style-name="P23">A/G button</text:p>
      <text:list xml:id="list221011136427043" text:continue-numbering="true" text:style-name="L16">
        <text:list-item>
          <text:p text:style-name="P25">P: --</text:p>
        </text:list-item>
      </text:list>
      <text:p text:style-name="P23">A/A button</text:p>
      <text:list xml:id="list221010417517270" text:continue-numbering="true" text:style-name="L16">
        <text:list-item>
          <text:p text:style-name="P25">P: --</text:p>
        </text:list-item>
      </text:list>
      <text:p text:style-name="P23">HMD rotary</text:p>
      <text:list xml:id="list1250469430" text:style-name="L19">
        <text:list-item>
          <text:p text:style-name="P28">L: --</text:p>
        </text:list-item>
        <text:list-item>
          <text:p text:style-name="P28">R: --</text:p>
        </text:list-item>
        <text:list-item>
          <text:p text:style-name="P28">P: --</text:p>
        </text:list-item>
      </text:list>
      <text:p text:style-name="P23">Dial lever</text:p>
      <text:list xml:id="list221010908210164" text:continue-list="list1355467105" text:style-name="L17">
        <text:list-item>
          <text:p text:style-name="P26">Axis: --</text:p>
        </text:list-item>
        <text:list-item>
          <text:p text:style-name="P26">Center detent: --</text:p>
        </text:list-item>
      </text:list>
      <text:p text:style-name="P23">ATT HOLD switch (on-off-on toggle)</text:p>
      <text:list xml:id="list221009261327860" text:continue-list="list2269566698" text:style-name="L15">
        <text:list-item>
          <text:p text:style-name="P24">F: --</text:p>
        </text:list-item>
        <text:list-item>
          <text:p text:style-name="P24">C: --</text:p>
        </text:list-item>
        <text:list-item>
          <text:p text:style-name="P24">B: --</text:p>
        </text:list-item>
      </text:list>
      <text:p text:style-name="P23">ALT HOLD switch (on-off-on toggle)</text:p>
      <text:list xml:id="list221009599457394" text:continue-numbering="true" text:style-name="L15">
        <text:list-item>
          <text:p text:style-name="P24">F: --</text:p>
        </text:list-item>
        <text:list-item>
          <text:p text:style-name="P24">C: --</text:p>
        </text:list-item>
        <text:list-item>
          <text:p text:style-name="P24">B: --</text:p>
        </text:list-item>
      </text:list>
      <text:p text:style-name="P23">Red Button rear</text:p>
      <text:list xml:id="list221009793263046" text:continue-list="list221010417517270" text:style-name="L16">
        <text:list-item>
          <text:p text:style-name="P25">P: --</text:p>
        </text:list-item>
      </text:list>
      <text:p text:style-name="P23">MASTER ARM switch (on-off-on toggle)</text:p>
      <text:list xml:id="list221009595383891" text:continue-list="list221010533327521" text:style-name="L21">
        <text:list-item>
          <text:p text:style-name="P30">F: --</text:p>
        </text:list-item>
        <text:list-item>
          <text:p text:style-name="P30">C: --</text:p>
        </text:list-item>
        <text:list-item>
          <text:p text:style-name="P30">B: --</text:p>
        </text:list-item>
      </text:list>
      <text:p text:style-name="P23">JETT button</text:p>
      <text:list text:style-name="L18">
        <text:list-item>
          <text:p text:style-name="P27">P: --</text:p>
        </text:list-item>
      </text:list>
      <text:p text:style-name="P23">HDG rotary</text:p>
      <text:list xml:id="list221010461086862" text:continue-list="list1250469430" text:style-name="L19">
        <text:list-item>
          <text:p text:style-name="P28">L: --</text:p>
        </text:list-item>
        <text:list-item>
          <text:p text:style-name="P28">R: --</text:p>
        </text:list-item>
        <text:list-item>
          <text:p text:style-name="P28">P: --</text:p>
        </text:list-item>
      </text:list>
      <text:p text:style-name="P23">CRS rotary</text:p>
      <text:list xml:id="list221009254377985" text:continue-numbering="true" text:style-name="L19">
        <text:list-item>
          <text:p text:style-name="P28">L: --</text:p>
        </text:list-item>
        <text:list-item>
          <text:p text:style-name="P28">R: --</text:p>
        </text:list-item>
        <text:list-item>
          <text:p text:style-name="P28">P: --</text:p>
        </text:list-item>
      </text:list>
      <text:p text:style-name="P23">PANEL LTS rotary</text:p>
      <text:list xml:id="list221010325938957" text:continue-numbering="true" text:style-name="L19">
        <text:list-item>
          <text:p text:style-name="P28">L: --</text:p>
        </text:list-item>
        <text:list-item>
          <text:p text:style-name="P28">R: --</text:p>
        </text:list-item>
        <text:list-item>
          <text:p text:style-name="P28">P: --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3T22:10:09.034000000</dc:date>
    <meta:editing-duration>PT3H8M29S</meta:editing-duration>
    <meta:editing-cycles>2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3" meta:word-count="237" meta:character-count="894" meta:non-whitespace-character-count="775"/>
  </office:meta>
</office:document-meta>
</file>